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B000000350803906DD.png" manifest:media-type="image/png"/>
  <manifest:file-entry manifest:full-path="Pictures/100000000000040000000300D992C762.jpg" manifest:media-type="image/jpeg"/>
  <manifest:file-entry manifest:full-path="Pictures/100000000000028000000280E08B55BF.jpg" manifest:media-type="image/jpeg"/>
  <manifest:file-entry manifest:full-path="Pictures/10000000000002D0000001681444CA35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_20_1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gradient" draw:fill-gradient-name="gradient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685cm" fo:min-width="0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3.615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497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987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91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97cm" fo:min-width="0cm" loext:decorative="false"/>
      <style:paragraph-properties style:writing-mode="lr-tb"/>
    </style:style>
    <style:style style:name="pr1" style:family="presentation" style:parent-style-name="Default-title">
      <style:graphic-properties fo:min-height="3.81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-title">
      <style:graphic-properties fo:min-height="1.277cm" loext:decorative="false"/>
      <style:paragraph-properties style:writing-mode="lr-tb"/>
    </style:style>
    <style:style style:name="pr4" style:family="presentation" style:parent-style-name="Default-title">
      <style:graphic-properties fo:min-height="11.437cm" loext:decorative="false"/>
      <style:paragraph-properties style:writing-mode="lr-tb"/>
    </style:style>
    <style:style style:name="P1" style:family="paragraph">
      <style:text-properties fo:font-size="60pt" style:font-size-asian="60pt" style:font-size-complex="60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style:text-properties fo:font-size="28pt"/>
    </style:style>
    <style:style style:name="P5" style:family="paragraph">
      <loext:graphic-properties draw:fill="none" draw:fill-color="#ffffff"/>
      <style:text-properties fo:font-size="28pt" style:font-size-asian="28pt" style:font-size-complex="28pt"/>
    </style:style>
    <style:style style:name="P6" style:family="paragraph">
      <style:paragraph-properties fo:margin-left="0cm" fo:margin-right="0cm" fo:margin-top="0cm" fo:margin-bottom="0cm" fo:line-height="100%" fo:text-indent="0cm"/>
      <style:text-properties fo:font-size="28pt"/>
    </style:style>
    <style:style style:name="P7" style:family="paragraph">
      <style:text-properties fo:color="#355269" loext:opacity="100%"/>
    </style:style>
    <style:style style:name="P8" style:family="paragraph">
      <style:text-properties fo:color="#355269" loext:opacity="100%"/>
    </style:style>
    <style:style style:name="P9" style:family="paragraph">
      <style:text-properties fo:font-size="32pt"/>
    </style:style>
    <style:style style:name="P10" style:family="paragraph">
      <loext:graphic-properties draw:fill="none" draw:fill-color="#ffffff"/>
      <style:text-properties fo:font-size="32pt" style:font-size-asian="32pt" style:font-size-complex="32pt"/>
    </style:style>
    <style:style style:name="P11" style:family="paragraph">
      <style:text-properties fo:font-size="18pt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text-align="start"/>
      <style:text-properties fo:color="#1e6a39" loext:opacity="100%"/>
    </style:style>
    <style:style style:name="P15" style:family="paragraph">
      <style:paragraph-properties fo:text-align="start"/>
      <style:text-properties fo:color="#1e6a39" loext:opacity="100%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color="#355269" loext:opacity="100%"/>
    </style:style>
    <style:style style:name="T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81cm" svg:x="1.4cm" svg:y="4.445cm" presentation:class="title" presentation:user-transformed="true">
          <draw:text-box>
            <text:p><text:span text:style-name="T1">หัวใจวันคริสต์มาส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3" draw:text-style-name="P3" draw:layer="layout" svg:width="25.199cm" svg:height="1.277cm" svg:x="1.5cm" svg:y="0.628cm" presentation:class="title" presentation:user-transformed="true">
          <draw:text-box>
            <text:p text:style-name="P3"><text:span text:style-name="T2">ลูกา </text:span><text:span text:style-name="T2">2:1-20</text:span></text:p>
          </draw:text-box>
        </draw:frame>
        <draw:frame draw:style-name="gr2" draw:text-style-name="P5" draw:layer="layout" svg:width="25.4cm" svg:height="13.076cm" svg:x="1.27cm" svg:y="2.54cm">
          <draw:text-box>
            <text:p text:style-name="P4"><text:span text:style-name="T3">1 </text:span><text:span text:style-name="T3">อยู่มาคราวนั้น มีรับสั่งจากจักรพรรดิออกัสตัสให้จดทะเบียนสำมะโนครัวทั่วทั้งแผ่นดิน </text:span></text:p>
            <text:p text:style-name="P4"><text:span text:style-name="T3">2 </text:span><text:span text:style-name="T3">นี่เป็นครั้งแรกที่มีการจดทะเบียนสำมะโนครัว เกิดขึ้นในสมัยที่คีรินิอัสเป็นเจ้าเมืองซีเรีย </text:span></text:p>
            <text:p text:style-name="P4"><text:span text:style-name="T3">3 </text:span><text:span text:style-name="T3">คนทั้งหลายต่างก็ไปจดทะเบียนที่เมืองของตน </text:span></text:p>
            <text:p text:style-name="P4"><text:span text:style-name="T3">4 </text:span><text:span text:style-name="T3">โยเซฟก็เดินทางจากเมืองนาซาเร็ธแคว้นกาลิลี ไปที่เมืองของดาวิดชื่อเบธเลเฮมในแคว้นยูเดียด้วย เพราะว่าเขาเป็นวงศ์วานและเชื้อสายของดาวิด </text:span></text:p>
            <text:p text:style-name="P4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draw:style-name="gr2" draw:text-style-name="P5" draw:layer="layout" svg:width="25.4cm" svg:height="15.013cm" svg:x="1.27cm" svg:y="0.44cm">
          <draw:text-box>
            <text:p text:style-name="P4"><text:span text:style-name="T3">5 </text:span><text:span text:style-name="T3">เขาไปจดทะเบียนพร้อมกับมารีย์หญิงที่เขาหมั้นไว้แล้วและกำลังตั้งครรภ์ </text:span></text:p>
            <text:p text:style-name="P4"><text:span text:style-name="T3">6 </text:span><text:span text:style-name="T3">ขณะเขาทั้งสองอยู่ที่นั่น ก็ถึงเวลาที่มารีย์จะคลอดบุตร </text:span></text:p>
            <text:p text:style-name="P4"><text:span text:style-name="T3">7 </text:span><text:span text:style-name="T3">นางจึงคลอดบุตรชายหัวปี เอาผ้าอ้อมพันและวางไว้ในรางหญ้า เพราะว่าไม่มีที่ว่างในโรงแรมสำหรับพวกเขา</text:span></text:p>
            <text:p text:style-name="P4"><text:span text:style-name="T3">8 </text:span><text:span text:style-name="T3">ในแถบนั้นมีพวกคนเลี้ยงแกะอยู่กลางทุ่งกำลังเฝ้าฝูงแกะของเขาในเวลากลางคืน <text:s/></text:span></text:p>
            <text:p text:style-name="P6"><text:span text:style-name="T3">9 </text:span><text:span text:style-name="T3">มีทูตสวรรค์องค์หนึ่งขององค์พระผู้เป็นเจ้ามาปรากฏแก่พวกเขา และพระรัศมีขององค์พระผู้เป็นเจ้าส่องล้อมรอบเขา และเขากลัวนัก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draw:style-name="gr3" draw:text-style-name="P5" draw:layer="layout" svg:width="25.4cm" svg:height="14.553cm" svg:x="1.27cm" svg:y="0.74cm">
          <draw:text-box>
            <text:p text:style-name="P4"><text:span text:style-name="T3"><text:s/></text:span><text:span text:style-name="T3">10 </text:span><text:span text:style-name="T3">ทูตสวรรค์องค์นั้นกล่าวกับเขาทั้งหลายว่า “อย่ากลัวเลย เพราะเรานำข่าวดีมายังพวกท่าน เป็นความยินดีอย่างยิ่งที่จะมาถึงคนทั้งหลาย </text:span></text:p>
            <text:p text:style-name="P4"><text:span text:style-name="T3">11 </text:span><text:span text:style-name="T3">เพราะว่าในวันนี้ พระผู้ช่วยให้รอดของพวกท่านคือพระคริสต์องค์พระผู้เป็นเจ้ามาประสูติที่เมืองของดาวิด </text:span></text:p>
            <text:p text:style-name="P4"><text:span text:style-name="T3">12 </text:span><text:span text:style-name="T3">นี่จะเป็นหมายสำคัญสำหรับพวกท่าน คือท่านจะพบพระกุมารนั้นพันผ้าอ้อมนอนอยู่ในรางหญ้า” </text:span></text:p>
            <text:p text:style-name="P4"><text:span text:style-name="T3">13 </text:span><text:span text:style-name="T3">ในทันใดนั้น ชาวสวรรค์หมู่หนึ่งมาปรากฏอยู่กับทูตสวรรค์องค์นั้นร่วมสรรเสริญพระเจ้าว่า</text:span><text:span text:style-name="T3"> </text:span></text:p>
            <text:p text:style-name="P4"><text:span text:style-name="T4"/></text:p>
          </draw:text-box>
        </draw:frame>
        <presentation:notes draw:style-name="dp4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draw:style-name="gr4" draw:text-style-name="P5" draw:layer="layout" svg:width="25.4cm" svg:height="15.747cm" svg:x="1.27cm" svg:y="0.733cm">
          <draw:text-box>
            <text:p text:style-name="P4"><text:span text:style-name="T3">14 “</text:span><text:span text:style-name="T3">พระสิริจงมีแด่พระเจ้าในที่สูงสุด</text:span></text:p>
            <text:p text:style-name="P4"><text:span text:style-name="T3">ส่วนบนแผ่นดินโลก สันติสุขจงมีท่ามกลางมนุษย์ทั้งหลายที่พระองค์โปรดปรานนั้น”</text:span></text:p>
            <text:p text:style-name="P4"><text:span text:style-name="T3">15 </text:span><text:span text:style-name="T3">เมื่อทูตสวรรค์เหล่านั้นไปจากพวกเขาขึ้นสู่สวรรค์แล้ว บรรดาคนเลี้ยงแกะก็พูดกันว่า “ให้เราไปยังเมืองเบธเลเฮมดูเหตุการณ์ที่เกิดขึ้นตามที่องค์พระผู้เป็นเจ้าทรงแจ้งกับเรา” </text:span></text:p>
            <text:p text:style-name="P4"><text:span text:style-name="T3">16 </text:span><text:span text:style-name="T3">เขาก็รีบไป แล้วพบนางมารีย์กับโยเซฟ และพบพระกุมารนั้นนอนอยู่ในรางหญ้า</text:span></text:p>
            <text:p text:style-name="P4"><text:span text:style-name="T4"/></text:p>
          </draw:text-box>
        </draw:frame>
        <presentation:notes draw:style-name="dp4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draw:style-name="gr5" draw:text-style-name="P5" draw:layer="layout" svg:width="25.4cm" svg:height="14.333cm" svg:x="1.27cm" svg:y="1.233cm">
          <draw:text-box>
            <text:p text:style-name="P4"><text:span text:style-name="T3">17 </text:span><text:span text:style-name="T3">เมื่อพวกเขาเห็นแล้วจึงเล่าเรื่องที่เขาได้ยินถึงพระกุมารนั้น </text:span></text:p>
            <text:p text:style-name="P4"><text:span text:style-name="T3">18 </text:span><text:span text:style-name="T3">คนทั้งหลายที่ได้ยินก็ประหลาดใจเกี่ยวกับเรื่องที่คนเลี้ยงแกะบอกกับเขา </text:span></text:p>
            <text:p text:style-name="P4"><text:span text:style-name="T3">19 </text:span><text:span text:style-name="T3">ส่วนนางมารีย์ก็เก็บสิ่งเหล่านั้นไว้และรำพึงอยู่ในใจ </text:span></text:p>
            <text:p text:style-name="P4"><text:span text:style-name="T3">20 </text:span><text:span text:style-name="T3">บรรดาคนเลี้ยงแกะจึงกลับไปถวายพระเกียรติและสรรเสริญพระเจ้า สำหรับเหตุการณ์ทุกอย่างที่เขาได้ยินและได้เห็นดังที่กล่าวไว้กับพวกเขา</text:span></text:p>
            <text:p text:style-name="P4"><text:span text:style-name="T3"/></text:p>
            <text:p text:style-name="P4"><text:span text:style-name="T4"/></text:p>
          </draw:text-box>
        </draw:frame>
        <presentation:notes draw:style-name="dp4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2T1">
        <draw:frame presentation:style-name="pr4" draw:text-style-name="P8" draw:layer="layout" svg:width="25.199cm" svg:height="11.437cm" svg:x="1.4cm" svg:y="0.628cm" presentation:class="title" presentation:user-transformed="true">
          <draw:text-box>
            <text:p text:style-name="P7"><text:span text:style-name="T5">ประการแรก เสรีภาพจากความกลัว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6" draw:master-page-name="Default" presentation:presentation-page-layout-name="AL2T1">
        <draw:frame draw:style-name="gr6" draw:text-style-name="P10" draw:layer="layout" svg:width="25.4cm" svg:height="10.16cm" svg:x="1.27cm" svg:y="1.905cm">
          <draw:text-box>
            <text:p text:style-name="P9"><text:span text:style-name="T3">33 </text:span><text:span text:style-name="T3">แต่พวกท่านจงแสวงหาแผ่นดินของพระเจ้า และความชอบธรรมของพระองค์ก่อน แล้วพระองค์จะทรงเพิ่มเติมสิ่งทั้งปวงนี้ให้</text:span></text:p>
            <text:p text:style-name="P9"><text:span text:style-name="T3">34 “</text:span><text:span text:style-name="T3">เพราะฉะนั้น อย่ากระวนกระวายถึงวันพรุ่งนี้ เพราะว่าพรุ่งนี้ก็มีเรื่องกระวนกระวายของมันเอง แต่ละวันก็มีทุกข์พออยู่แล้ว</text:span></text:p>
          </draw:text-box>
        </draw:frame>
        <draw:frame draw:style-name="gr7" draw:text-style-name="P12" draw:layer="layout" svg:width="6.991cm" svg:height="1.546cm" svg:x="18.409cm" svg:y="12.065cm">
          <draw:text-box>
            <text:p text:style-name="P11"><text:span text:style-name="T6">(</text:span><text:span text:style-name="T6">มัทธิว </text:span><text:span text:style-name="T6">6:33-34)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2T1">
        <draw:frame presentation:style-name="pr4" draw:text-style-name="P8" draw:layer="layout" svg:width="25.199cm" svg:height="11.437cm" svg:x="1.4cm" svg:y="0.628cm" presentation:class="title" presentation:user-transformed="true">
          <draw:text-box>
            <text:p text:style-name="P7"><text:span text:style-name="T5">ประการที่สอง ความยินดีในความรอด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6" draw:master-page-name="Default" presentation:presentation-page-layout-name="AL2T1">
        <draw:frame draw:style-name="gr6" draw:text-style-name="P10" draw:layer="layout" svg:width="25.4cm" svg:height="10.16cm" svg:x="1.27cm" svg:y="1.905cm">
          <draw:text-box>
            <text:p text:style-name="P9"><text:span text:style-name="T3">17 </text:span><text:span text:style-name="T3">แม้ต้นมะเดื่อไม่มีดอกบาน หรือเถาองุ่นไม่มีผล</text:span></text:p>
            <text:p text:style-name="P9"><text:span text:style-name="T3">ผลมะกอกก็ขาดไป ทุ่งนามิได้ผลิตอาหาร </text:span></text:p>
            <text:p text:style-name="P9"><text:span text:style-name="T3">แม้ฝูงแพะแกะขาดไปจากคอก และไม่มีฝูงวัวที่ในโรง</text:span></text:p>
            <text:p text:style-name="P9"><text:span text:style-name="T3">18 </text:span><text:span text:style-name="T3">ถึงกระนั้น ข้าพเจ้าจะร่าเริงในพระยาห์เวห์</text:span></text:p>
            <text:p text:style-name="P9"><text:span text:style-name="T3">ข้าพเจ้าจะเปรมปรีดิ์ในพระเจ้าแห่งความรอดของข้าพเจ้า</text:span></text:p>
          </draw:text-box>
        </draw:frame>
        <draw:frame draw:style-name="gr8" draw:text-style-name="P12" draw:layer="layout" svg:width="8.261cm" svg:height="2.647cm" svg:x="18.409cm" svg:y="12.065cm">
          <draw:text-box>
            <text:p text:style-name="P11"><text:span text:style-name="T6">(</text:span><text:span text:style-name="T6">ฮาบากุก </text:span><text:span text:style-name="T6">3:17-18)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2T1">
        <draw:frame presentation:style-name="pr4" draw:text-style-name="P8" draw:layer="layout" svg:width="25.199cm" svg:height="11.437cm" svg:x="1.4cm" svg:y="0.628cm" presentation:class="title" presentation:user-transformed="true">
          <draw:text-box>
            <text:p text:style-name="P7"><text:span text:style-name="T5">ประการที่สาม มีสันติสุขที่เป็นนิรันดร์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7" draw:master-page-name="Default" presentation:presentation-page-layout-name="AL2T1"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8" draw:master-page-name="Default" presentation:presentation-page-layout-name="AL2T1">
        <draw:frame presentation:style-name="pr4" draw:text-style-name="P15" draw:layer="layout" svg:width="23.435cm" svg:height="11.437cm" svg:x="2.8cm" svg:y="0.628cm" presentation:class="title" presentation:user-transformed="true">
          <draw:text-box>
            <text:p text:style-name="P14">ประการแรก เสรีภาพจากความกลัว <text:line-break/>ประการที่สอง ความยินดีในความรอด <text:line-break/>ประการที่สาม มีสันติสุขที่เป็นนิรันดร์ </text:p>
          </draw:text-box>
        </draw:frame>
        <presentation:notes draw:style-name="dp4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9" draw:master-page-name="Default" presentation:presentation-page-layout-name="AL2T1"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a1467e" draw:end-color="#813709" draw:start-intensity="100%" draw:end-intensity="100%" draw:angle="30deg" draw:border="0%">
      <loext:gradient-stop svg:offset="0" loext:color-type="rgb" loext:color-value="#a1467e"/>
      <loext:gradient-stop svg:offset="1" loext:color-type="rgb" loext:color-value="#813709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" draw:style="linear" draw:start-color="#acb20c" draw:end-color="#706e0c" draw:start-intensity="100%" draw:end-intensity="100%" draw:angle="30deg" draw:border="0%">
      <loext:gradient-stop svg:offset="0" loext:color-type="rgb" loext:color-value="#acb20c"/>
      <loext:gradient-stop svg:offset="1" loext:color-type="rgb" loext:color-value="#706e0c"/>
    </draw:gradient>
    <draw:fill-image draw:name="Bitmap_20_2" draw:display-name="Bitmap 2" xlink:href="Pictures/10000000000002D0000001681444CA35.jpg" xlink:type="simple" xlink:show="embed" xlink:actuate="onLoad"/>
    <draw:fill-image draw:name="Bitmap_20_3" draw:display-name="Bitmap 3" xlink:href="Pictures/100000000000028000000280E08B55BF.jpg" xlink:type="simple" xlink:show="embed" xlink:actuate="onLoad"/>
    <draw:fill-image draw:name="Bitmap_20_4" draw:display-name="Bitmap 4" xlink:href="Pictures/100000000000040000000300D992C762.jpg" xlink:type="simple" xlink:show="embed" xlink:actuate="onLoad"/>
    <draw:fill-image draw:name="background" xlink:href="Pictures/10000000000004B000000350803906D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1T21:57:32.685659762</meta:creation-date>
    <dc:date>2024-12-21T22:56:48.568445970</dc:date>
    <meta:editing-duration>PT4M21S</meta:editing-duration>
    <meta:editing-cycles>1</meta:editing-cycles>
    <meta:document-statistic meta:object-count="64"/>
    <meta:generator>LibreOffice/24.8.3.2$Linux_X86_64 LibreOffice_project/480$Build-2</meta:generator>
  </office:meta>
</office:document-meta>
</file>